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svg:stroke-color="#000080" draw:marker-start="" draw:marker-start-width="0.375cm" draw:marker-end="Arrowheads_20_1" draw:marker-end-width="0.375cm" draw:fill="solid" draw:fill-color="#00008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80" draw:marker-start="Arrowheads_20_1" draw:marker-start-width="0.375cm" draw:marker-end="Arrowheads_20_1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4cm"/>
    </style:style>
    <style:style style:name="gr5" style:family="graphic" style:parent-style-name="standard">
      <style:graphic-properties svg:stroke-width="0.05cm" svg:stroke-color="#800000" draw:marker-start="Arrowheads_20_1" draw:marker-start-width="0.375cm" draw:marker-end="Arrowheads_20_1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314004" draw:marker-start="Arrowheads_20_1" draw:marker-start-width="0.375cm" draw:marker-end="Arrowheads_20_1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marker-start="" draw:marker-start-width="0.3cm" draw:marker-end="Arrowheads_20_1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15cm"/>
    </style:style>
    <style:style style:name="gr11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51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  <style:text-properties fo:color="#000000" fo:font-size="9pt" style:font-size-asian="9pt" style:font-size-complex="9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000000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text-properties fo:color="#000000" fo:font-size="9pt" style:font-size-asian="9pt" style:font-size-complex="9pt"/>
    </style:style>
    <style:style style:name="P7" style:family="paragraph">
      <style:paragraph-properties fo:text-align="justify"/>
      <style:text-properties fo:color="#000000" fo:font-size="10pt" style:font-size-asian="10pt" style:font-size-complex="10pt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7" draw:layer="layout" svg:width="2.4cm" svg:height="0.821cm" svg:x="8.2cm" svg:y="18.784cm">
          <text:p text:style-name="P1"><text:span text:style-name="T1">JTAG port</text:span></text:p>
          <text:p text:style-name="P1"><text:span text:style-name="T1">(GPIO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2.4cm" svg:x="8.6cm" svg:y="12.1cm">
          <text:p text:style-name="P3"><text:span text:style-name="T2">External</text:span></text:p>
          <text:p text:style-name="P3"><text:span text:style-name="T2">Memory</text:span></text:p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4cm" svg:height="0.8cm" svg:x="5.1cm" svg:y="10.2cm">
          <text:p text:style-name="P3"><text:span text:style-name="T2">LCD 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4cm" svg:height="0.8cm" svg:x="2.6cm" svg:y="12.6cm">
          <text:p text:style-name="P3"><text:span text:style-name="T2">USB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4cm" svg:height="0.8cm" svg:x="2.6cm" svg:y="15cm">
          <text:p text:style-name="P3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4cm" svg:height="0.8cm" svg:x="2.6cm" svg:y="17.4cm">
          <text:p text:style-name="P3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6" draw:layer="layout" svg:width="2.4cm" svg:height="0.6cm" svg:x="8.2cm" svg:y="17.916cm">
          <text:p text:style-name="P3"><text:span text:style-name="T2">Serial 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4cm" svg:height="0.8cm" svg:x="2.6cm" svg:y="16.2cm">
          <text:p text:style-name="P3"><text:span text:style-name="T2">SD/MMC</text:span></text:p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5" draw:layer="layout" svg:width="8cm" svg:height="9.6cm" svg:x="2.6cm" svg:y="10.2cm">
          <draw:glue-point draw:id="4" svg:x="5cm" svg:y="-2cm"/>
          <draw:glue-point draw:id="5" svg:x="5cm" svg:y="-1.5cm"/>
          <draw:glue-point draw:id="6" svg:x="5cm" svg:y="-1cm"/>
          <draw:glue-point draw:id="7" svg:x="5cm" svg:y="-0.5cm"/>
          <draw:glue-point draw:id="8" svg:x="5cm" svg:y="0.5cm"/>
          <draw:glue-point draw:id="9" svg:x="5cm" svg:y="1cm"/>
          <text:p text:style-name="P4">JZ4725</text:p>
          <draw:enhanced-geometry svg:viewBox="0 0 21600 21600" draw:type="rectangle" draw:enhanced-path="M 0 0 L 21600 0 21600 21600 0 21600 0 0 Z N"/>
        </draw:custom-shape>
        <draw:custom-shape draw:style-name="gr1" draw:text-style-name="P4" draw:id="id4" draw:layer="layout" svg:width="3.1cm" svg:height="4.5cm" svg:x="13.8cm" svg:y="15cm">
          <draw:glue-point draw:id="4" svg:x="-5cm" svg:y="-3.571cm"/>
          <draw:glue-point draw:id="5" svg:x="-5cm" svg:y="-2.142cm"/>
          <draw:glue-point draw:id="6" svg:x="-5cm" svg:y="2.142cm"/>
          <draw:glue-point draw:id="7" svg:x="-5cm" svg:y="4.333cm"/>
          <draw:glue-point draw:id="8" svg:x="-5cm" svg:y="-0.357cm"/>
          <draw:glue-point draw:id="9" svg:x="5cm" svg:y="-2.333cm"/>
          <draw:glue-point draw:id="10" svg:x="5cm" svg:y="2.111cm"/>
          <text:p text:style-name="P4">XC3S500E</text:p>
          <text:p text:style-name="P4">FPGA</text:p>
          <draw:enhanced-geometry svg:viewBox="0 0 21600 21600" draw:type="rectangle" draw:enhanced-path="M 0 0 L 21600 0 21600 21600 0 21600 0 0 Z N"/>
        </draw:custom-shape>
        <draw:custom-shape draw:style-name="gr1" draw:text-style-name="P4" draw:id="id1" draw:layer="layout" svg:width="4cm" svg:height="1.6cm" svg:x="13.8cm" svg:y="10.6cm">
          <draw:glue-point draw:id="4" svg:x="-5cm" svg:y="-2.5cm"/>
          <draw:glue-point draw:id="5" svg:x="-5cm" svg:y="2.5cm"/>
          <text:p text:style-name="P4">32MB SDRAM</text:p>
          <draw:enhanced-geometry svg:viewBox="0 0 21600 21600" draw:type="rectangle" draw:enhanced-path="M 0 0 L 21600 0 21600 21600 0 21600 0 0 Z N"/>
        </draw:custom-shape>
        <draw:custom-shape draw:style-name="gr1" draw:text-style-name="P4" draw:id="id3" draw:layer="layout" svg:width="4cm" svg:height="1.6cm" svg:x="13.8cm" svg:y="12.6cm">
          <draw:glue-point draw:id="4" svg:x="-5cm" svg:y="-2.5cm"/>
          <draw:glue-point draw:id="5" svg:x="-5cm" svg:y="2.5cm"/>
          <text:p text:style-name="P4">2GB NAND FLASH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line-skew="0.122cm" svg:x1="10.856cm" svg:y1="12.599cm" svg:x2="13.8cm" svg:y2="11cm" draw:end-shape="id1" draw:end-glue-point="4" svg:d="m10856 12599h1344v-1599h1600">
          <text:p/>
        </draw:connector>
        <draw:connector draw:style-name="gr3" draw:text-style-name="P5" draw:layer="layout" draw:line-skew="2.1cm" svg:x1="10.6cm" svg:y1="12.6cm" svg:x2="13.8cm" svg:y2="13cm" draw:start-shape="id2" draw:start-glue-point="2" draw:end-shape="id3" draw:end-glue-point="4" svg:d="m10600 12600h1600v400h1600">
          <text:p/>
        </draw:connector>
        <draw:connector draw:style-name="gr3" draw:text-style-name="P5" draw:id="id2" draw:layer="layout" draw:line-skew="0.25cm" svg:x1="10.6cm" svg:y1="12.6cm" svg:x2="13.8cm" svg:y2="15.644cm" draw:end-shape="id4" draw:end-glue-point="4" svg:d="m10600 12600h1600v3044h1600">
          <text:p/>
        </draw:connector>
        <draw:frame draw:style-name="gr4" draw:text-style-name="P6" draw:layer="layout" svg:width="1.7cm" svg:height="0.65cm" svg:x="12cm" svg:y="10.5cm">
          <draw:text-box>
            <text:p text:style-name="P6"><text:span text:style-name="T1">D[0:15]</text:span></text:p>
          </draw:text-box>
        </draw:frame>
        <draw:frame draw:style-name="gr4" draw:text-style-name="P6" draw:layer="layout" svg:width="1.4cm" svg:height="0.65cm" svg:x="12cm" svg:y="12.4cm">
          <draw:text-box>
            <text:p text:style-name="P6"><text:span text:style-name="T1">D[0:7]</text:span></text:p>
          </draw:text-box>
        </draw:frame>
        <draw:connector draw:style-name="gr5" draw:text-style-name="P5" draw:layer="layout" draw:line-skew="-1.051cm" svg:x1="10.6cm" svg:y1="13.56cm" svg:x2="13.8cm" svg:y2="11.4cm" draw:start-shape="id5" draw:start-glue-point="5" svg:d="m10600 13560h800v-2160h2400">
          <text:p/>
        </draw:connector>
        <draw:connector draw:style-name="gr6" draw:text-style-name="P5" draw:layer="layout" draw:line-skew="-0.651cm" svg:x1="10.6cm" svg:y1="14.04cm" svg:x2="13.8cm" svg:y2="13.4cm" draw:start-shape="id5" draw:start-glue-point="6" svg:d="m10600 14040h1200v-640h2000">
          <text:p/>
        </draw:connector>
        <draw:frame draw:style-name="gr4" draw:text-style-name="P6" draw:layer="layout" svg:width="1.4cm" svg:height="0.65cm" svg:x="12cm" svg:y="15.1cm">
          <draw:text-box>
            <text:p text:style-name="P6"><text:span text:style-name="T1">D[0:7]</text:span></text:p>
          </draw:text-box>
        </draw:frame>
        <draw:connector draw:style-name="gr5" draw:text-style-name="P5" draw:layer="layout" draw:line-skew="-0.8cm" svg:x1="10.6cm" svg:y1="13.56cm" svg:x2="13.8cm" svg:y2="16.287cm" draw:start-shape="id5" draw:start-glue-point="5" draw:end-shape="id4" draw:end-glue-point="5" svg:d="m10600 13560h800v2727h2400">
          <text:p/>
        </draw:connector>
        <draw:frame draw:style-name="gr4" draw:text-style-name="P6" draw:layer="layout" svg:width="1.7cm" svg:height="0.65cm" svg:x="12cm" svg:y="10.9cm">
          <draw:text-box>
            <text:p text:style-name="P6"><text:span text:style-name="T1">A[0:14]</text:span></text:p>
          </draw:text-box>
        </draw:frame>
        <draw:frame draw:style-name="gr4" draw:text-style-name="P6" draw:layer="layout" svg:width="1.7cm" svg:height="0.65cm" svg:x="12cm" svg:y="15.8cm">
          <draw:text-box>
            <text:p text:style-name="P6"><text:span text:style-name="T1">A[0:12]</text:span></text:p>
          </draw:text-box>
        </draw:frame>
        <draw:connector draw:style-name="gr6" draw:text-style-name="P5" draw:layer="layout" draw:line-skew="-0.4cm" svg:x1="10.6cm" svg:y1="14.04cm" svg:x2="13.8cm" svg:y2="11.8cm" draw:start-shape="id5" draw:start-glue-point="6" draw:end-shape="id1" draw:end-glue-point="5" svg:d="m10600 14040h1200v-2240h2000">
          <text:p/>
        </draw:connector>
        <draw:connector draw:style-name="gr6" draw:text-style-name="P5" draw:layer="layout" draw:line-skew="-0.4cm" svg:x1="10.6cm" svg:y1="14.04cm" svg:x2="13.8cm" svg:y2="17.09cm" draw:start-shape="id5" draw:start-glue-point="6" draw:end-shape="id4" draw:end-glue-point="8" svg:d="m10600 14040h1200v3050h2000">
          <text:p/>
        </draw:connector>
        <draw:frame draw:style-name="gr4" draw:text-style-name="P6" draw:layer="layout" svg:width="1.8cm" svg:height="0.65cm" svg:x="12cm" svg:y="11.3cm">
          <draw:text-box>
            <text:p text:style-name="P6"><text:span text:style-name="T1">SD_CTL</text:span></text:p>
          </draw:text-box>
        </draw:frame>
        <draw:frame draw:style-name="gr4" draw:text-style-name="P6" draw:layer="layout" svg:width="1.621cm" svg:height="0.963cm" svg:x="12.279cm" svg:y="13.4cm">
          <draw:text-box>
            <text:p text:style-name="P6"><text:span text:style-name="T1">NAND_</text:span></text:p>
            <text:p text:style-name="P6"><text:span text:style-name="T1">CTL</text:span></text:p>
          </draw:text-box>
        </draw:frame>
        <draw:frame draw:style-name="gr4" draw:text-style-name="P6" draw:layer="layout" svg:width="2.2cm" svg:height="0.65cm" svg:x="11.6cm" svg:y="16.6cm">
          <draw:text-box>
            <text:p text:style-name="P6"><text:span text:style-name="T1">FPGA_CTL</text:span></text:p>
          </draw:text-box>
        </draw:frame>
        <draw:connector draw:style-name="gr7" draw:text-style-name="P5" draw:layer="layout" draw:line-skew="-0.4cm" svg:x1="10.6cm" svg:y1="18.216cm" svg:x2="13.8cm" svg:y2="18.213cm" draw:start-shape="id6" draw:start-glue-point="1" draw:end-shape="id4" draw:end-glue-point="6" svg:d="m10600 18216h1200v-3h2000">
          <text:p/>
        </draw:connector>
        <draw:connector draw:style-name="gr7" draw:text-style-name="P5" draw:layer="layout" svg:x1="10.6cm" svg:y1="19.194cm" svg:x2="13.8cm" svg:y2="19.199cm" draw:start-shape="id7" draw:start-glue-point="1" draw:end-shape="id4" draw:end-glue-point="7" svg:d="m10600 19194h1600v5h1600">
          <text:p/>
        </draw:connector>
        <draw:frame draw:style-name="gr4" draw:text-style-name="P6" draw:layer="layout" svg:width="1.7cm" svg:height="0.65cm" svg:x="11.4cm" svg:y="17.7cm">
          <draw:text-box>
            <text:p text:style-name="P6"><text:span text:style-name="T1">RX, TX</text:span></text:p>
          </draw:text-box>
        </draw:frame>
        <draw:frame draw:style-name="gr4" draw:text-style-name="P6" draw:layer="layout" svg:width="3.6cm" svg:height="0.65cm" svg:x="10.5cm" svg:y="18.6cm">
          <draw:text-box>
            <text:p text:style-name="P6"><text:span text:style-name="T1">TDI, TDO, TMS, TCK</text:span></text:p>
          </draw:text-box>
        </draw:frame>
        <draw:custom-shape draw:style-name="gr1" draw:text-style-name="P4" draw:id="id8" draw:layer="layout" svg:width="1.9cm" svg:height="0.9cm" svg:x="18.3cm" svg:y="15.758cm">
          <text:p text:style-name="P3"><text:span text:style-name="T2">8 Channel</text:span></text:p>
          <text:p text:style-name="P3"><text:span text:style-name="T2">AD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9" draw:layer="layout" svg:width="1.9cm" svg:height="1.2cm" svg:x="18.3cm" svg:y="17.6cm">
          <text:p text:style-name="P3"><text:span text:style-name="T2">25 Digital</text:span></text:p>
          <text:p text:style-name="P3"><text:span text:style-name="T2">GPIO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8.3cm" svg:y1="16.208cm" svg:x2="16.9cm" svg:y2="16.201cm" draw:start-shape="id8" draw:start-glue-point="3" draw:end-shape="id4" draw:end-glue-point="9" svg:d="m18300 16208h-700v-7h-700">
          <text:p/>
        </draw:connector>
        <draw:connector draw:style-name="gr7" draw:text-style-name="P5" draw:layer="layout" svg:x1="18.3cm" svg:y1="18.2cm" svg:x2="16.9cm" svg:y2="18.199cm" draw:start-shape="id9" draw:start-glue-point="3" draw:end-shape="id4" draw:end-glue-point="10" svg:d="m18300 18200h-700v-1h-700">
          <text:p/>
        </draw:connector>
      </draw:page>
      <draw:page draw:name="page2" draw:style-name="dp1" draw:master-page-name="Default">
        <draw:custom-shape draw:style-name="gr1" draw:text-style-name="P4" draw:id="id11" draw:layer="layout" svg:width="3.3cm" svg:height="1.7cm" svg:x="8.4cm" svg:y="12.6cm">
          <draw:glue-point draw:id="4" svg:x="-5cm" svg:y="-3.571cm"/>
          <draw:glue-point draw:id="5" svg:x="-5cm" svg:y="-2.142cm"/>
          <draw:glue-point draw:id="6" svg:x="-5cm" svg:y="2.142cm"/>
          <draw:glue-point draw:id="7" svg:x="-5cm" svg:y="4.333cm"/>
          <draw:glue-point draw:id="8" svg:x="-5cm" svg:y="-0.357cm"/>
          <draw:glue-point draw:id="9" svg:x="5cm" svg:y="-2.333cm"/>
          <draw:glue-point draw:id="10" svg:x="5cm" svg:y="2.111cm"/>
          <text:p text:style-name="P4">PROCESSOR</text:p>
          <text:p text:style-name="P4">+</text:p>
          <text:p text:style-name="P4">Emulated JTAG port</text:p>
          <draw:enhanced-geometry svg:viewBox="0 0 21600 21600" draw:type="rectangle" draw:enhanced-path="M 0 0 L 21600 0 21600 21600 0 21600 0 0 Z N"/>
        </draw:custom-shape>
        <draw:custom-shape draw:style-name="gr1" draw:text-style-name="P4" draw:id="id12" draw:layer="layout" svg:width="2.372cm" svg:height="2cm" svg:x="14.028cm" svg:y="12.537cm">
          <draw:glue-point draw:id="4" svg:x="-5cm" svg:y="-3.571cm"/>
          <draw:glue-point draw:id="5" svg:x="-5cm" svg:y="-2.142cm"/>
          <draw:glue-point draw:id="6" svg:x="-5cm" svg:y="2.142cm"/>
          <draw:glue-point draw:id="7" svg:x="-5cm" svg:y="4.333cm"/>
          <draw:glue-point draw:id="8" svg:x="-5cm" svg:y="-0.357cm"/>
          <draw:glue-point draw:id="9" svg:x="5cm" svg:y="-2.333cm"/>
          <draw:glue-point draw:id="10" svg:x="5cm" svg:y="2.111cm"/>
          <text:p text:style-name="P4">FPGA's</text:p>
          <text:p text:style-name="P4">JTAG port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4cm" svg:height="0.607cm" svg:x="5.7cm" svg:y="12.893cm">
          <draw:text-box>
            <text:p text:style-name="P6"><text:span text:style-name="T1">Bitstream file</text:span></text:p>
          </draw:text-box>
        </draw:frame>
        <draw:custom-shape draw:style-name="gr1" draw:text-style-name="P4" draw:id="id10" draw:layer="layout" svg:width="3.3cm" svg:height="1.6cm" svg:x="2.2cm" svg:y="12.6cm">
          <draw:glue-point draw:id="4" svg:x="-5cm" svg:y="-3.571cm"/>
          <draw:glue-point draw:id="5" svg:x="-5cm" svg:y="-2.142cm"/>
          <draw:glue-point draw:id="6" svg:x="-5cm" svg:y="2.142cm"/>
          <draw:glue-point draw:id="7" svg:x="-5cm" svg:y="4.333cm"/>
          <draw:glue-point draw:id="8" svg:x="-5cm" svg:y="-0.357cm"/>
          <draw:glue-point draw:id="9" svg:x="5cm" svg:y="-2.333cm"/>
          <draw:glue-point draw:id="10" svg:x="5cm" svg:y="2.111cm"/>
          <text:p text:style-name="P4">PC running Xilinx</text:p>
          <text:p text:style-name="P4">tools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5cm" svg:y1="13.4cm" svg:x2="8.4cm" svg:y2="13.39cm" draw:start-shape="id10" draw:start-glue-point="1" draw:end-shape="id11" draw:end-glue-point="8" svg:d="m5500 13400h1450v-10h1450">
          <text:p/>
        </draw:connector>
        <draw:frame draw:style-name="gr10" draw:layer="layout" svg:width="2.5cm" svg:height="0.962cm" svg:x="5.6cm" svg:y="13.6cm">
          <draw:text-box>
            <text:p/>
          </draw:text-box>
        </draw:frame>
        <draw:frame draw:style-name="gr8" draw:text-style-name="P6" draw:layer="layout" svg:width="2.9cm" svg:height="0.607cm" svg:x="5.5cm" svg:y="13.7cm">
          <draw:text-box>
            <text:p text:style-name="P6"><text:span text:style-name="T1">USB connection</text:span></text:p>
          </draw:text-box>
        </draw:frame>
        <draw:connector draw:style-name="gr11" draw:text-style-name="P5" draw:layer="layout" svg:x1="11.7cm" svg:y1="13.45cm" svg:x2="14.028cm" svg:y2="13.466cm" draw:start-shape="id11" draw:start-glue-point="1" draw:end-shape="id12" draw:end-glue-point="8" svg:d="m11700 13450h1164v16h1164">
          <text:p/>
        </draw:connector>
        <draw:custom-shape draw:style-name="gr1" draw:text-style-name="P4" draw:id="id14" draw:layer="layout" svg:width="3.3cm" svg:height="1.7cm" svg:x="8.4cm" svg:y="15.101cm">
          <draw:glue-point draw:id="4" svg:x="-5cm" svg:y="-3.571cm"/>
          <draw:glue-point draw:id="5" svg:x="-5cm" svg:y="-2.142cm"/>
          <draw:glue-point draw:id="6" svg:x="-5cm" svg:y="2.142cm"/>
          <draw:glue-point draw:id="7" svg:x="-5cm" svg:y="4.333cm"/>
          <draw:glue-point draw:id="8" svg:x="-5cm" svg:y="-0.357cm"/>
          <draw:glue-point draw:id="9" svg:x="5cm" svg:y="-2.333cm"/>
          <draw:glue-point draw:id="10" svg:x="5cm" svg:y="2.111cm"/>
          <text:p text:style-name="P4">PROCESSOR</text:p>
          <text:p text:style-name="P4">+</text:p>
          <text:p text:style-name="P4">Emulated JTAG port</text:p>
          <draw:enhanced-geometry svg:viewBox="0 0 21600 21600" draw:type="rectangle" draw:enhanced-path="M 0 0 L 21600 0 21600 21600 0 21600 0 0 Z N"/>
        </draw:custom-shape>
        <draw:custom-shape draw:style-name="gr1" draw:text-style-name="P4" draw:id="id15" draw:layer="layout" svg:width="2.172cm" svg:height="2cm" svg:x="14.228cm" svg:y="15.038cm">
          <draw:glue-point draw:id="4" svg:x="-5cm" svg:y="-3.571cm"/>
          <draw:glue-point draw:id="5" svg:x="-5cm" svg:y="-2.142cm"/>
          <draw:glue-point draw:id="6" svg:x="-5cm" svg:y="2.142cm"/>
          <draw:glue-point draw:id="7" svg:x="-5cm" svg:y="4.333cm"/>
          <draw:glue-point draw:id="8" svg:x="-5cm" svg:y="-0.357cm"/>
          <draw:glue-point draw:id="9" svg:x="5cm" svg:y="-2.333cm"/>
          <draw:glue-point draw:id="10" svg:x="5cm" svg:y="2.111cm"/>
          <text:p text:style-name="P4">FPGA's</text:p>
          <text:p text:style-name="P4">JTAG port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2cm" svg:height="1.319cm" svg:x="5.4cm" svg:y="14.625cm">
          <draw:text-box>
            <text:p text:style-name="P6"><text:span text:style-name="T1">Bitstream file,</text:span></text:p>
            <text:p text:style-name="P6"><text:span text:style-name="T1">Simulation results,</text:span></text:p>
            <text:p text:style-name="P6"><text:span text:style-name="T1">PAD information</text:span></text:p>
          </draw:text-box>
        </draw:frame>
        <draw:custom-shape draw:style-name="gr1" draw:text-style-name="P7" draw:id="id13" draw:layer="layout" svg:width="3.3cm" svg:height="1.6cm" svg:x="2.2cm" svg:y="15.101cm">
          <draw:glue-point draw:id="4" svg:x="-5cm" svg:y="-3.571cm"/>
          <draw:glue-point draw:id="5" svg:x="-5cm" svg:y="-2.142cm"/>
          <draw:glue-point draw:id="6" svg:x="-5cm" svg:y="2.142cm"/>
          <draw:glue-point draw:id="7" svg:x="-5cm" svg:y="4.333cm"/>
          <draw:glue-point draw:id="8" svg:x="-5cm" svg:y="-0.357cm"/>
          <draw:glue-point draw:id="9" svg:x="5cm" svg:y="-2.333cm"/>
          <draw:glue-point draw:id="10" svg:x="5cm" svg:y="2.111cm"/>
          <text:p text:style-name="P7">PC running Xilinx</text:p>
          <text:p text:style-name="P7">tools &amp; Icarus </text:p>
          <text:p text:style-name="P7">or GHDL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5cm" svg:y1="15.901cm" svg:x2="8.4cm" svg:y2="15.891cm" draw:start-shape="id13" draw:start-glue-point="1" draw:end-shape="id14" draw:end-glue-point="8" svg:d="m5500 15901h1450v-10h1450">
          <text:p/>
        </draw:connector>
        <draw:frame draw:style-name="gr10" draw:layer="layout" svg:width="2.5cm" svg:height="0.962cm" svg:x="5.6cm" svg:y="16.101cm">
          <draw:text-box>
            <text:p/>
          </draw:text-box>
        </draw:frame>
        <draw:frame draw:style-name="gr8" draw:text-style-name="P6" draw:layer="layout" svg:width="2.9cm" svg:height="0.607cm" svg:x="5.5cm" svg:y="16.201cm">
          <draw:text-box>
            <text:p text:style-name="P6"><text:span text:style-name="T1">USB connection</text:span></text:p>
          </draw:text-box>
        </draw:frame>
        <draw:connector draw:style-name="gr11" draw:text-style-name="P5" draw:layer="layout" svg:x1="11.7cm" svg:y1="15.951cm" svg:x2="14.228cm" svg:y2="15.967cm" draw:start-shape="id14" draw:start-glue-point="1" draw:end-shape="id15" draw:end-glue-point="8" svg:d="m11700 15951h1264v16h1264">
          <text:p/>
        </draw:connector>
        <draw:frame draw:style-name="gr8" draw:text-style-name="P6" draw:layer="layout" svg:width="1.7cm" svg:height="0.607cm" svg:x="12cm" svg:y="15.294cm">
          <draw:text-box>
            <text:p text:style-name="P6"><text:span text:style-name="T1">INTEST</text:span></text:p>
          </draw:text-box>
        </draw:frame>
        <draw:frame draw:style-name="gr8" draw:text-style-name="P6" draw:layer="layout" svg:width="2.5cm" svg:height="0.607cm" svg:x="11.7cm" svg:y="12.895cm">
          <draw:text-box>
            <text:p text:style-name="P6"><text:span text:style-name="T1">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1-08T21:55:08</meta:creation-date>
    <dc:date>2011-01-09T00:00:49</dc:date>
    <dc:creator>Carlos Camargo</dc:creator>
    <meta:editing-duration>PT02H05M44S</meta:editing-duration>
    <meta:editing-cycles>58</meta:editing-cycles>
    <meta:generator>OpenOffice.org/3.2$Linux OpenOffice.org_project/320m12$Build-9483</meta:generator>
    <meta:document-statistic meta:object-count="54"/>
  </office:meta>
</office:document-meta>
</file>